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6000000FBEE15CC8611DB8C07.png" manifest:media-type="image/png"/>
  <manifest:file-entry manifest:full-path="Pictures/1000020100000213000000FBB16BB902EA077946.png" manifest:media-type="image/png"/>
  <manifest:file-entry manifest:full-path="Pictures/1000020100000213000000FBB6B474C6DFA69B00.png" manifest:media-type="image/png"/>
  <manifest:file-entry manifest:full-path="Pictures/1000020100000293000000FB539350063694B5BC.png" manifest:media-type="image/png"/>
  <manifest:file-entry manifest:full-path="Pictures/1000020100000293000000FB4A2F9BF6AB10909B.png" manifest:media-type="image/png"/>
  <manifest:file-entry manifest:full-path="Pictures/1000020100000133000000FBCCD0DB6C8F3B8C2C.png" manifest:media-type="image/png"/>
  <manifest:file-entry manifest:full-path="Pictures/10000201000000EE000000FBED98B6E95D64D6C7.png" manifest:media-type="image/png"/>
  <manifest:file-entry manifest:full-path="Pictures/1000020100000100000000FB6FC09E64808EE980.png" manifest:media-type="image/png"/>
  <manifest:file-entry manifest:full-path="Pictures/10000201000000F8000000FB06786D06609C16E1.png" manifest:media-type="image/png"/>
  <manifest:file-entry manifest:full-path="Pictures/10000201000001D4000000FBEDE42D9A305D3737.png" manifest:media-type="image/png"/>
  <manifest:file-entry manifest:full-path="Pictures/10000201000000EE000000FBAB96B37897BA58FA.png" manifest:media-type="image/png"/>
  <manifest:file-entry manifest:full-path="Pictures/10000201000000F8000000FB868515372946BB8D.png" manifest:media-type="image/png"/>
  <manifest:file-entry manifest:full-path="Pictures/1000020100000227000000FB5CB7B1594E865D8F.png" manifest:media-type="image/png"/>
  <manifest:file-entry manifest:full-path="Pictures/1000020100000190000000FB6C8C7F8920C6C197.png" manifest:media-type="image/png"/>
  <manifest:file-entry manifest:full-path="Pictures/1000020100000188000000FB6D1D00B13E0631C1.png" manifest:media-type="image/png"/>
  <manifest:file-entry manifest:full-path="Pictures/100002010000013A000000FB16D7A3B04C127AE4.png" manifest:media-type="image/png"/>
  <manifest:file-entry manifest:full-path="Pictures/10000201000001D4000000FB093532EA76BF312C.png" manifest:media-type="image/png"/>
  <manifest:file-entry manifest:full-path="Pictures/10000201000002E9000000FB1169DE9A57BD016A.png" manifest:media-type="image/png"/>
  <manifest:file-entry manifest:full-path="Pictures/1000020100000188000000FB1E7169920E48F788.png" manifest:media-type="image/png"/>
  <manifest:file-entry manifest:full-path="Pictures/1000020100000180000000FB012623F89C0A5707.png" manifest:media-type="image/png"/>
  <manifest:file-entry manifest:full-path="Pictures/1000020100000141000000FBEF93EEC6F4D5BD27.png" manifest:media-type="image/png"/>
  <manifest:file-entry manifest:full-path="Pictures/1000020100000227000000FB63CC6D72F880EEEA.png" manifest:media-type="image/png"/>
  <manifest:file-entry manifest:full-path="Pictures/10000201000002D1000000FB59887C58CCFE8B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561cm" svg:height="6.64cm" svg:x="2.583cm" svg:y="3.81cm">
          <draw:image xlink:href="Pictures/10000201000000F8000000FB06786D06609C16E1.png" xlink:type="simple" xlink:show="embed" xlink:actuate="onLoad">
            <text:p/>
          </draw:image>
        </draw:frame>
        <draw:frame draw:style-name="gr1" draw:text-style-name="P1" draw:layer="layout" svg:width="6.561cm" svg:height="6.64cm" svg:x="15.537cm" svg:y="3.774cm">
          <draw:image xlink:href="Pictures/10000201000000F8000000FB868515372946BB8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6.296cm" svg:height="6.64cm" svg:x="2.086cm" svg:y="3.774cm">
          <draw:image xlink:href="Pictures/10000201000000EE000000FBAB96B37897BA58FA.png" xlink:type="simple" xlink:show="embed" xlink:actuate="onLoad">
            <text:p/>
          </draw:image>
        </draw:frame>
        <draw:frame draw:style-name="gr1" draw:text-style-name="P1" draw:layer="layout" svg:width="6.772cm" svg:height="6.64cm" svg:x="15.748cm" svg:y="4.064cm">
          <draw:image xlink:href="Pictures/1000020100000100000000FB6FC09E64808EE98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8.122cm" svg:height="6.64cm" svg:x="3.048cm" svg:y="3.774cm">
          <draw:image xlink:href="Pictures/1000020100000133000000FBCCD0DB6C8F3B8C2C.png" xlink:type="simple" xlink:show="embed" xlink:actuate="onLoad">
            <text:p/>
          </draw:image>
        </draw:frame>
        <draw:frame draw:style-name="gr1" draw:text-style-name="P1" draw:layer="layout" svg:width="6.296cm" svg:height="6.64cm" svg:x="17.526cm" svg:y="4.318cm">
          <draw:image xlink:href="Pictures/10000201000000EE000000FBED98B6E95D64D6C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8.307cm" svg:height="6.64cm" svg:x="2.54cm" svg:y="4.064cm">
          <draw:image xlink:href="Pictures/100002010000013A000000FB16D7A3B04C127AE4.png" xlink:type="simple" xlink:show="embed" xlink:actuate="onLoad">
            <text:p/>
          </draw:image>
        </draw:frame>
        <draw:frame draw:style-name="gr1" draw:text-style-name="P1" draw:layer="layout" svg:width="8.307cm" svg:height="6.64cm" svg:x="14.732cm" svg:y="4.318cm">
          <draw:image xlink:href="Pictures/100002010000013A000000FB16D7A3B04C127AE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2.382cm" svg:height="6.64cm" svg:x="1.27cm" svg:y="4.064cm">
          <draw:image xlink:href="Pictures/10000201000001D4000000FBEDE42D9A305D3737.png" xlink:type="simple" xlink:show="embed" xlink:actuate="onLoad">
            <text:p/>
          </draw:image>
        </draw:frame>
        <draw:frame draw:style-name="gr1" draw:text-style-name="P1" draw:layer="layout" svg:width="12.382cm" svg:height="6.64cm" svg:x="15.494cm" svg:y="4.028cm">
          <draw:image xlink:href="Pictures/10000201000001D4000000FB093532EA76BF31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9.71cm" svg:height="6.64cm" svg:x="4.42cm" svg:y="-0.036cm">
          <draw:image xlink:href="Pictures/10000201000002E9000000FB1169DE9A57BD016A.png" xlink:type="simple" xlink:show="embed" xlink:actuate="onLoad">
            <text:p/>
          </draw:image>
        </draw:frame>
        <draw:frame draw:style-name="gr1" draw:text-style-name="P1" draw:layer="layout" svg:width="10.159cm" svg:height="6.64cm" svg:x="9.097cm" svg:y="7.874cm">
          <draw:image xlink:href="Pictures/1000020100000180000000FB012623F89C0A57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4.578cm" svg:height="6.64cm" svg:x="0cm" svg:y="2.504cm">
          <draw:image xlink:href="Pictures/1000020100000227000000FB5CB7B1594E865D8F.png" xlink:type="simple" xlink:show="embed" xlink:actuate="onLoad">
            <text:p/>
          </draw:image>
        </draw:frame>
        <draw:frame draw:style-name="gr1" draw:text-style-name="P1" draw:layer="layout" svg:width="14.578cm" svg:height="6.64cm" svg:x="12.854cm" svg:y="8.636cm">
          <draw:image xlink:href="Pictures/1000020100000227000000FB63CC6D72F880EEE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0.371cm" svg:height="6.64cm" svg:x="0.043cm" svg:y="4.536cm">
          <draw:image xlink:href="Pictures/1000020100000188000000FB1E7169920E48F788.png" xlink:type="simple" xlink:show="embed" xlink:actuate="onLoad">
            <text:p/>
          </draw:image>
        </draw:frame>
        <draw:frame draw:style-name="gr1" draw:text-style-name="P1" draw:layer="layout" svg:width="10.371cm" svg:height="6.64cm" svg:x="13.251cm" svg:y="5.044cm">
          <draw:image xlink:href="Pictures/1000020100000188000000FB6D1D00B13E0631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9.075cm" svg:height="6.64cm" svg:x="4.801cm" svg:y="-0.036cm">
          <draw:image xlink:href="Pictures/10000201000002D1000000FB59887C58CCFE8B3C.png" xlink:type="simple" xlink:show="embed" xlink:actuate="onLoad">
            <text:p/>
          </draw:image>
        </draw:frame>
        <draw:frame draw:style-name="gr1" draw:text-style-name="P1" draw:layer="layout" svg:width="17.435cm" svg:height="6.64cm" svg:x="5.459cm" svg:y="7.366cm">
          <draw:image xlink:href="Pictures/1000020100000293000000FB4A2F9BF6AB10909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0.582cm" svg:height="6.64cm" svg:x="0.34cm" svg:y="4.536cm">
          <draw:image xlink:href="Pictures/1000020100000190000000FB6C8C7F8920C6C19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7.435cm" svg:height="6.64cm" svg:x="5.842cm" svg:y="0cm">
          <draw:image xlink:href="Pictures/1000020100000293000000FB539350063694B5B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4.048cm" svg:height="6.64cm" svg:x="0cm" svg:y="4.064cm">
          <draw:image xlink:href="Pictures/1000020100000213000000FBB6B474C6DFA69B00.png" xlink:type="simple" xlink:show="embed" xlink:actuate="onLoad">
            <text:p/>
          </draw:image>
        </draw:frame>
        <draw:frame draw:style-name="gr1" draw:text-style-name="P1" draw:layer="layout" svg:width="14.048cm" svg:height="6.64cm" svg:x="12.876cm" svg:y="7.076cm">
          <draw:image xlink:href="Pictures/1000020100000213000000FBB16BB902EA07794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8.201cm" svg:height="6.64cm" svg:x="1.197cm" svg:y="4.282cm">
          <draw:image xlink:href="Pictures/1000020100000136000000FBEE15CC8611DB8C07.png" xlink:type="simple" xlink:show="embed" xlink:actuate="onLoad">
            <text:p/>
          </draw:image>
        </draw:frame>
        <draw:frame draw:style-name="gr1" draw:text-style-name="P1" draw:layer="layout" svg:width="8.492cm" svg:height="6.64cm" svg:x="16.146cm" svg:y="4.282cm">
          <draw:image xlink:href="Pictures/1000020100000141000000FBEF93EEC6F4D5BD2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21:00:20.894769104</meta:creation-date>
    <dc:date>2019-04-26T21:08:53.817148349</dc:date>
    <meta:editing-duration>PT8M34S</meta:editing-duration>
    <meta:editing-cycles>1</meta:editing-cycles>
    <meta:document-statistic meta:object-count="71"/>
    <meta:generator>LibreOffice/6.0.7.3$Linux_X86_64 LibreOffice_project/00m0$Build-3</meta:generator>
  </office:meta>
</office:document-meta>
</file>